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Mono" fo:font-size="10pt" officeooo:rsid="00069e58" officeooo:paragraph-rsid="00069e58" style:font-name-asian="Noto Sans Mono CJK SC" style:font-size-asian="10pt" style:font-name-complex="Liberation Mono" style:font-size-complex="10pt"/>
    </style:style>
    <style:style style:name="P2" style:family="paragraph" style:parent-style-name="Preformatted_20_Text">
      <style:text-properties style:font-name="Liberation Mono" fo:font-size="10pt" officeooo:rsid="00088f47" officeooo:paragraph-rsid="00088f47" style:font-name-asian="Noto Sans Mono CJK SC" style:font-size-asian="10pt" style:font-name-complex="Liberation Mono" style:font-size-complex="10pt"/>
    </style:style>
    <style:style style:name="P3" style:family="paragraph" style:parent-style-name="Preformatted_20_Text">
      <style:text-properties style:font-name="Liberation Mono" fo:font-size="10pt" officeooo:rsid="0008cc15" officeooo:paragraph-rsid="0008cc15" style:font-name-asian="Noto Sans Mono CJK SC" style:font-size-asian="10pt" style:font-name-complex="Liberation Mono" style:font-size-complex="10pt"/>
    </style:style>
    <style:style style:name="P4" style:family="paragraph" style:parent-style-name="Preformatted_20_Text">
      <style:text-properties officeooo:paragraph-rsid="0008cc15"/>
    </style:style>
    <style:style style:name="P5" style:family="paragraph" style:parent-style-name="Preformatted_20_Text">
      <style:text-properties officeooo:rsid="0008cc15" officeooo:paragraph-rsid="0008cc15"/>
    </style:style>
    <style:style style:name="P6" style:family="paragraph" style:parent-style-name="Preformatted_20_Text">
      <style:text-properties officeooo:rsid="000b0b40" officeooo:paragraph-rsid="000b0b40"/>
    </style:style>
    <style:style style:name="T1" style:family="text">
      <style:text-properties officeooo:rsid="00088f47"/>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08cc15" style:font-name-asian="Noto Sans Mono CJK SC" style:font-size-asian="10pt" style:font-name-complex="Liberation Mono" style:font-size-complex="10pt"/>
    </style:style>
    <style:style style:name="T4" style:family="text">
      <style:text-properties style:font-name="Liberation Mono" fo:font-size="10pt" officeooo:rsid="000b0b40" style:font-name-asian="Noto Sans Mono CJK SC" style:font-size-asian="10pt" style:font-name-complex="Liberation Mono"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tional objectives: </text:p>
      <text:p text:style-name="P1">Cron scheduler</text:p>
      <text:p text:style-name="P1">During development, since I was changing my schema rather regularly, coupled with logical errors in my code that did not manipulate the database correctly, rails <text:a xlink:type="simple" xlink:href="db:schema:load" text:style-name="Internet_20_link" text:visited-style-name="Visited_20_Internet_20_Link">db:schema:load</text:a> + rails db:migrate was ran very often. So, I did not find any use in doing database backups.</text:p>
      <text:p text:style-name="P1"/>
      <text:p text:style-name="P1">TypeScript</text:p>
      <text:p text:style-name="P3">I wrote my application originally in Javascript, as I am much more familiar with JavaScript and I decided to stick with what I know best.</text:p>
      <text:p text:style-name="P3">After I finished implementing most of the functionality of my app, I decided to learn some TypeScript, and have converted most of my .js files to .ts/.tsx files.</text:p>
      <text:p text:style-name="P3">Benefits</text:p>
      <text:p text:style-name="P3">1. TypeScript does make auto-imports and code auto-completion easier. </text:p>
      <text:p text:style-name="P3">2. Also, there were a few minor bugs in my code like passing the wrong parameters to a function that were not “spotted” by VS Code in vanilla javascript. TypeScript’s stricter requirements highlighted those errors to me.</text:p>
      <text:p text:style-name="P3"/>
      <text:p text:style-name="P3">In retrospect, I believe I made the right choice using JavaScript first. The conversion from JavaScript to TypeScript was very tedious, and even as of now, many of my tsx files still have TypeScript errors. If I had started with TypeScript, the learning curve of TypeScript, combined with the learning curves of Ruby, Redux and React may have been too much to handle. After all, one of the advantages of JavaScript’s ducktyping is that it is very easy to prototype code. For a single-person project like the TodoApp, JavaScript serves its purpose very well.</text:p>
      <text:p text:style-name="P1"/>
      <text:p text:style-name="P1">Hosting</text:p>
      <text:p text:style-name="P1">My application has been deployed to Heroku. <text:span text:style-name="T1">At this point in time, the deployed branch is under the before-typescript tag.</text:span></text:p>
      <text:p text:style-name="P2">However, the most recent commit in the main branch (after merging with typescript-conversion) is also working.</text:p>
      <text:p text:style-name="P1"/>
      <text:p text:style-name="P1">Redux</text:p>
      <text:p text:style-name="P3">Redux was crucial to the development of my project for the following reasons:</text:p>
      <text:p text:style-name="P4"><text:span text:style-name="T3">1. I had an object-oriented mindset when initially designing my database structure. Due to the large number of object types (Project, Task, Label, Subtask etc.) in my project, redux was needed to compartmentalize data fetched from the backend. (i.e. creation of rootReducer from projectReducer, taskReducer etc).</text:span></text:p>
      <text:p text:style-name="P5"><text:span text:style-name="T2">2. I have a large number of React Components, some of which are deeply nested. </text:span><text:span text:style-name="T4">A central source of information is needed to reduce prop drilling and unnecessary fetches from the backend.</text:span></text:p>
      <text:p text:style-name="P6"><text:span text:style-name="T4">3. </text:span><text:span text:style-name="T2">All communication (HTTP Requests) between the frontend and the backend lies within the ActionCreators files (xxxAction.tsx) in my application. This further improved the organisation of my code. </text:span></text:p>
      <text:p text:style-name="P4"><text:span text:style-name="T3"/></text:p>
      <text:p text:style-name="P1"/>
      <text:p text:style-name="P1"/>
      <text:p text:style-name="P1"/>
      <text:p text:style-name="Preformatted_20_Text"/>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08T20:21:44.132351659</dc:date>
    <meta:editing-duration>PT3M28S</meta:editing-duration>
    <meta:editing-cycles>2</meta:editing-cycles>
    <meta:generator>LibreOffice/6.4.6.2$Linux_X86_64 LibreOffice_project/40$Build-2</meta:generator>
    <meta:document-statistic meta:table-count="0" meta:image-count="0" meta:object-count="0" meta:page-count="1" meta:paragraph-count="18" meta:word-count="400" meta:character-count="2483" meta:non-whitespace-character-count="2098"/>
  </office:meta>
</office:document-meta>
</file>